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)" office:value-type="float" office:value="57600" calcext:value-type="float">
            <text:p>576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44100" calcext:value-type="float">
            <text:p>441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1250" calcext:value-type="float">
            <text:p>1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/>
          <table:table-cell table:style-name="ce17" table:formula="of:=SUM([.B25:.F25])" office:value-type="float" office:value="25500" calcext:value-type="float">
            <text:p>25500</text:p>
          </table:table-cell>
          <table:table-cell table:style-name="ce23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736.222910216718" calcext:value-type="float">
            <text:p>736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1176.22291021672" calcext:value-type="float">
            <text:p>1176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C44];[.E44];[.F44])" office:value-type="float" office:value="677.399380804954" calcext:value-type="float">
            <text:p>677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1511.51702786378" calcext:value-type="float">
            <text:p>1511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1071.51702786378" calcext:value-type="float">
            <text:p>1071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35.294117647059" calcext:value-type="float">
            <text:p>335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New girl</text:p>
          </table:table-cell>
          <table:table-cell table:number-columns-repeated="2"/>
          <table:table-cell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176.22291021672" calcext:value-type="float">
            <text:p>1176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511.51702786378" calcext:value-type="float">
            <text:p>1511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1511.51702786378" calcext:value-type="float">
            <text:p>1511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342.105263157895" calcext:value-type="float">
            <text:p>342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342.105263157895" calcext:value-type="float">
            <text:p>342.1052631579</text:p>
          </table:table-cell>
          <table:table-cell office:value-type="string" calcext:value-type="string">
            <text:p>New girl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25500" calcext:value-type="float">
            <text:p>255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46:26.042928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0T11:48:31.773751694</dc:date>
    <meta:editing-duration>P2DT23H46M51S</meta:editing-duration>
    <meta:editing-cycles>1373</meta:editing-cycles>
    <meta:generator>LibreOffice/4.2.8.2$Linux_X86_64 LibreOffice_project/420m0$Build-2</meta:generator>
    <meta:document-statistic meta:table-count="10" meta:cell-count="3198" meta:object-count="0"/>
  </office:meta>
</office:document-meta>
</file>